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67546111" text:style-name="L1">
        <text:list-item>
          <text:p text:style-name="P1">Transformation contextuelle : exemple mettre en valeur les éléments de navigation, informations principales de la page</text:p>
        </text:list-item>
        <text:list-item>
          <text:p text:style-name="P1">Changement de couleur (<text:span text:style-name="T2">achromatopsie-daltonisme)</text:span></text:p>
        </text:list-item>
        <text:list-item>
          <text:p text:style-name="P1"><text:span text:style-name="T2">Agrandissement des polices </text:span></text:p>
        </text:list-item>
        <text:list-item>
          <text:p text:style-name="P1"><text:span text:style-name="T2">Favoriser le contraste du texte</text:span></text:p>
          <text:p text:style-name="P1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02T11:00:07</meta:creation-date>
    <dc:date>2014-02-03T09:03:25</dc:date>
    <dc:creator>Asus </dc:creator>
    <meta:editing-duration>PT2H41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4" meta:word-count="32" meta:character-count="228" meta:non-whitespace-character-count="203"/>
  </office:meta>
</office:document-meta>
</file>